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4583333333333333in" fo:break-before="auto" style:use-optimal-row-height="true"/>
    </style:style>
    <style:style style:name="ro4" style:family="table-row">
      <style:table-row-properties style:row-height="1.875in" fo:break-before="auto" style:use-optimal-row-height="true"/>
    </style:style>
    <style:style style:name="ro5" style:family="table-row">
      <style:table-row-properties style:row-height="0.8333333333333334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625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5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7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7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3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5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7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3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7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5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3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5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7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7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7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5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5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3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3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5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5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3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5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3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3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3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5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7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5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7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5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5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7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5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3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7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5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3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7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3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3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7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7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3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7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5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7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7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5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7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3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7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5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5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7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7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7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3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5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5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5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7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7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5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5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7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5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5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7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5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3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5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3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7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5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7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5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7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7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5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7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7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7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3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5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5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7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7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5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5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5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7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7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7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5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7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7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7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7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7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5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7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3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5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3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5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5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5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7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5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5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5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5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5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5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5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7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5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5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7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5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5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5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7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5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5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7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5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7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5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5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7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5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5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7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5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5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5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7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5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5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7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5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5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5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5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5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7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7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5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4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5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5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5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7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7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5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7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5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7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5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5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7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7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5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5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7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7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5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7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7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5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5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7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7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7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5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7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5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7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5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7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7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7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7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5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7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7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5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7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5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7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3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3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7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7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7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5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5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5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7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5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5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5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7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5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7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3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7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5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5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7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5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5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5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5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3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7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5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7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5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4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7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5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5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5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7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5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5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4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7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7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5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7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7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5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3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4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7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7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5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7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5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4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3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7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7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7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7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7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3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7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7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5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3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4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4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7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7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7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7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7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7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3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5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5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7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5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5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5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5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7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7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5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3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5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7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7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5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5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7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5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5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7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5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5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7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5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5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5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5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7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5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7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5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5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5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5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5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3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5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7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7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5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5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7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3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5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5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7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5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5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5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4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7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5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7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7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7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7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5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7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5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7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5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4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5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5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5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5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5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7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5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3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7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5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3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5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7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5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5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5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7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7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5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5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5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3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5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4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3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7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7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4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7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7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4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3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7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7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7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4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5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7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5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5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7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7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4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5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3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3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3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7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5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7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3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4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5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7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4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3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7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5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7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5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7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4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5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5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7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7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4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4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5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5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7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3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7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3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4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7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4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3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5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3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4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7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5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5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7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3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5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4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5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7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7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5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4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5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3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5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5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5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7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7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7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5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7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5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7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3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7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3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7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7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7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7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5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3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5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3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7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3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5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3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3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3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5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5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7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3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3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4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3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5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5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7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7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5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5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7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3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5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3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5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3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5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3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7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3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7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7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5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7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5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5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3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5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7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5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3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5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3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3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3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7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5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5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5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4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7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3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5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5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7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3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3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5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5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3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5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7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5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7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3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3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5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7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5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7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4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4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4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4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4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4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4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4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4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4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5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4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7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4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3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3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4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3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6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11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6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11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9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 [メリー・ジェーン]女子高生の腰つき 下巻 テニス部編</text:p>
          </table:table-cell>
        </table:table-row>
        <table:table-row table:style-name="ro21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17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 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 [ピンクパイナップル]かがち様お慰め奉ります ～寝取られ村淫夜噺～ THE ANIMATION</text:p>
          </table:table-cell>
        </table:table-row>
        <table:table-row table:style-name="ro3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21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6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